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02a020" officeooo:paragraph-rsid="0002a020" style:font-size-asian="12pt" style:font-size-complex="12pt"/>
    </style:style>
    <style:style style:name="P2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Liberation Serif" fo:font-size="12pt" fo:letter-spacing="normal" fo:font-style="normal" fo:font-weight="normal" officeooo:rsid="0005b4a8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Liberation Serif" fo:font-size="12pt" fo:letter-spacing="normal" fo:font-style="normal" fo:font-weight="normal" officeooo:rsid="00089bf3" officeooo:paragraph-rsid="00089bf3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Liberation Serif" fo:font-size="12pt" fo:letter-spacing="normal" fo:font-style="normal" fo:font-weight="bold" officeooo:rsid="00089bf3" officeooo:paragraph-rsid="00089bf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bold" officeooo:rsid="0005b4a8" officeooo:paragraph-rsid="0005b4a8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bold" officeooo:rsid="0005b4a8" officeooo:paragraph-rsid="0006bdc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normal" officeooo:rsid="0002a020" style:font-size-asian="12pt" style:font-size-complex="12pt"/>
    </style:style>
    <style:style style:name="P8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normal" officeooo:rsid="0005b4a8" officeooo:paragraph-rsid="0005b4a8" style:font-size-asian="12pt" style:font-size-complex="12pt"/>
    </style:style>
    <style:style style:name="P9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normal" officeooo:rsid="0005b4a8" officeooo:paragraph-rsid="0006bdc8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bold" officeooo:rsid="0005b4a8" officeooo:paragraph-rsid="0005b4a8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bold" officeooo:rsid="0005b4a8" officeooo:paragraph-rsid="0006bdc8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bold" officeooo:rsid="0007d911" officeooo:paragraph-rsid="0007d911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02a020" officeooo:paragraph-rsid="0002a020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02a020" officeooo:paragraph-rsid="0002a020" style:font-weight-asian="bold" style:font-weight-complex="bold"/>
    </style:style>
    <style:style style:name="P16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normal" officeooo:rsid="0002a020" style:font-size-asian="12pt" style:font-size-complex="12pt"/>
    </style:style>
    <style:style style:name="P17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Liberation Serif" fo:font-size="12pt" fo:letter-spacing="normal" fo:font-style="normal" fo:font-weight="normal" officeooo:rsid="0006bdc8" officeooo:paragraph-rsid="0006bdc8" style:font-size-asian="12pt" style:font-weight-asian="bold" style:font-size-complex="12pt" style:font-weight-complex="bold"/>
    </style:style>
    <style:style style:name="T1" style:family="text">
      <style:text-properties officeooo:rsid="00012e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officeooo:rsid="0002a020"/>
    </style:style>
    <style:style style:name="T5" style:family="text">
      <style:text-properties fo:font-weight="normal" officeooo:rsid="0006bdc8"/>
    </style:style>
    <style:style style:name="T6" style:family="text">
      <style:text-properties fo:font-weight="normal" officeooo:rsid="0006bdc8" style:font-weight-asian="normal" style:font-weight-complex="normal"/>
    </style:style>
    <style:style style:name="T7" style:family="text">
      <style:text-properties fo:font-weight="normal" officeooo:rsid="0007d911"/>
    </style:style>
    <style:style style:name="T8" style:family="text">
      <style:text-properties officeooo:rsid="0006bdc8"/>
    </style:style>
    <style:style style:name="T9" style:family="text">
      <style:text-properties officeooo:rsid="000affc9"/>
    </style:style>
    <style:style style:name="T10" style:family="text">
      <style:text-properties officeooo:rsid="000b9e8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text:span text:style-name="T1">Book Movie System</text:span></text:p>
      <text:p text:style-name="Standard"/>
      <text:p text:style-name="P14">Problem statement</text:p>
      <text:p text:style-name="Standard">XYZ is a technology start-up working on a platform to enable customers to book movie tickets online</text:p>
      <text:p text:style-name="Standard">from multiple channels like web and mobile. Customers can browse movie catalogues and book tickets by</text:p>
      <text:p text:style-name="Standard">selecting the city, theatre, and show timing. The company is a theatre aggregator and collaborates with</text:p>
      <text:p text:style-name="Standard">them for movie showtimes and inventory of seats for a seamless booking experience without conflicting</text:p>
      <text:p text:style-name="Standard">with over-the-counter booking at theatres.</text:p>
      <text:p text:style-name="Standard"/>
      <text:p text:style-name="Standard"/>
      <text:p text:style-name="P15">Now lets think about soultion:</text:p>
      <text:p text:style-name="P13"/>
      <text:p text:style-name="P13">1. First we need to integrate <text:s/>theatre api and get the available seat info.</text:p>
      <text:p text:style-name="P13">2. After getting avilable seats then we need to call book api.</text:p>
      <text:p text:style-name="P13">3. Now problem occur in case concurrent transaction.</text:p>
      <text:p text:style-name="P13"/>
      <text:p text:style-name="P13"/>
      <text:p text:style-name="P13"><text:span text:style-name="T2">Solution</text:span>: In <text:s/>theatre side server need to have a lock with timeout and assign temorary seat to that customer.</text:p>
      <text:p text:style-name="P13"><text:s/>If it is not booked within that time then need to unblock those seats.</text:p>
      <text:p text:style-name="P13"/>
      <text:p text:style-name="P13"/>
      <text:p text:style-name="P15"><text:span text:style-name="T9">Flow</text:span>:</text:p>
      <text:p text:style-name="P13"/>
      <text:p text:style-name="P1"><text:bookmark text:name="c136"/>Customer Will check Application with Location, Filters, Sorting, Categories, etc. Find location from APP or Location from ISP from Browser(For this data provided from DB and ELK sometimes recommendation engine)</text:p>
      <text:list xml:id="list1682005842" text:style-name="L1">
        <text:list-item>
          <text:p text:style-name="P16"><text:bookmark text:name="30b3"/>Open a Movie — Check all Nearby theaters and there timing of Movie.</text:p>
        </text:list-item>
        <text:list-item>
          <text:p text:style-name="P16"><text:bookmark text:name="43b9"/>Select a theater for a particular date and time. Now the seat information is fetched from the DB of the Movie theater which is cached for a few seconds also</text:p>
        </text:list-item>
        <text:list-item>
          <text:p text:style-name="P16"><text:bookmark text:name="3ee6"/>Open Grid/Arina and can view available, unavailable, or booked tickets. Now user selects the seats, meanwhile, BMS should lock the seats for next 10 minutes. It makes a call to the theater DB to block the Seats. Now the ticket is booked temporarily to the user trying to book so every other app/ theater / other aggregators will see that seat as booked, and no one is allowed to book until next 15 minutes except the current user.</text:p>
        </text:list-item>
        <text:list-item>
          <text:p text:style-name="P16"><text:bookmark text:name="f3ea"/>Check Invoice with payment options and pay via gateway. Request will be redirected to payment gateway</text:p>
        </text:list-item>
        <text:list-item>
          <text:p text:style-name="P16"><text:bookmark text:name="72df"/>Once the Payment succeeds theater gives a unique ID</text:p>
        </text:list-item>
        <text:list-item>
          <text:p text:style-name="P16"><text:bookmark text:name="1f74"/><text:soft-page-break/>Customer will get a ticket with Invoice with Encrypt QR code, Basic details of Movie, Address of theater, Timing, Theater Number, etc</text:p>
        </text:list-item>
        <text:list-item>
          <text:p text:style-name="P16"><text:bookmark text:name="401f"/>A ticket will be generated then and there only using Unique Ticket ID</text:p>
        </text:list-item>
        <text:list-item>
          <text:p text:style-name="P16"><text:bookmark text:name="e59e"/>few more async tasks were invoked to send SMS, EMAIL and WHATSAPP the Tickets</text:p>
        </text:list-item>
        <text:list-item>
          <text:p text:style-name="P16"><text:bookmark text:name="e6f2"/>Customer goes to the theater at Movie Time and theater manager scan QR code on booking ticket.</text:p>
        </text:list-item>
        <text:list-item>
          <text:p text:style-name="P16"><text:bookmark text:name="8f2f"/>Ticket code is retrieved using QR code scan</text:p>
        </text:list-item>
      </text:list>
      <text:p text:style-name="P7"/>
      <text:p text:style-name="P10">Microservices:</text:p>
      <text:p text:style-name="P10"/>
      <text:p text:style-name="P10">movie-search-service: <text:span text:style-name="T4">To search a movie on multiple filters. </text:span><text:span text:style-name="T3">Will use </text:span>elastic-search<text:span text:style-name="T3"> as DB for fast searching.</text:span></text:p>
      <text:p text:style-name="P10">movie-service: <text:span text:style-name="T6">Provide the crud on movie/event information like move name, review, comments, star cast, will use </text:span><text:span text:style-name="T8">mongo</text:span><text:span text:style-name="T6"> db here</text:span></text:p>
      <text:p text:style-name="P10">book-event-service<text:span text:style-name="T3">: To book a movie/event ticket, to get available seats and block and unblock the seats. </text:span><text:span text:style-name="T5">From here we call theatre api to book a seat.</text:span></text:p>
      <text:p text:style-name="P10">master-data-service: <text:s/><text:span text:style-name="T3">Service which provide services to get master data like, city, country, locations etc.</text:span></text:p>
      <text:p text:style-name="P10">Payment-service: <text:span text:style-name="T3">After booking the seats, will go for payment, here we will integrate payment gateway api to done the payment.</text:span></text:p>
      <text:p text:style-name="P11"><text:span text:style-name="T8">theatre-service</text:span><text:span text:style-name="T5">: API to fetch the theatre detail, location, provide crud functionality on theatre </text:span><text:span text:style-name="T7">domain</text:span><text:span text:style-name="T5">.</text:span></text:p>
      <text:p text:style-name="P12"><text:span text:style-name="T8">R</text:span>eview-service: <text:span text:style-name="T5">misroservice to provide funtionality to user to give review and comments on any movie/events</text:span></text:p>
      <text:p text:style-name="P17"/>
      <text:p text:style-name="P17"/>
      <text:p text:style-name="P17"/>
      <text:p text:style-name="P6"><text:bookmark text:name="6a38"/><text:span text:style-name="Strong_20_Emphasis"><text:span text:style-name="T2">APIS needed:</text:span></text:span></text:p>
      <text:p text:style-name="P2"><text:bookmark text:name="55a9"/>API -&gt; GetListOfCities()</text:p>
      <text:p text:style-name="P2"><text:bookmark text:name="52b8"/>API -&gt; GetListOfEventsByCity(CityId)</text:p>
      <text:p text:style-name="P2"><text:bookmark text:name="cf18"/><text:soft-page-break/>API -&gt; GetLocationsByCity(CityId)</text:p>
      <text:p text:style-name="P2"><text:bookmark text:name="9cd5"/>API -&gt; GetLocationsByEventandCity(cityid, eventid)</text:p>
      <text:p text:style-name="P2"><text:bookmark text:name="037d"/>API -&gt; GetEventsByLocationandCity(CityId, LocationId)</text:p>
      <text:p text:style-name="P2"><text:bookmark text:name="1549"/>API -&gt; GetShowTiming(eventid,locationid)</text:p>
      <text:p text:style-name="P2"><text:bookmark text:name="4428"/>API -&gt; GetAvailableSeats(eventid,locationid,showtimeid)</text:p>
      <text:p text:style-name="P2"><text:bookmark text:name="6b68"/>API -&gt; VarifyUserSelectedSeatsAvailable(eventid,locationid,showtimeid,seats)</text:p>
      <text:p text:style-name="P2"><text:bookmark text:name="0510"/>API -&gt; BlockUserSelectedSeats()</text:p>
      <text:p text:style-name="P2"><text:bookmark text:name="3fa3"/>API -&gt; BookUserSelectedSeat()</text:p>
      <text:p text:style-name="P2"><text:bookmark text:name="a7ff"/>API -&gt; GetTimeoutForUserSelectedSeats()</text:p>
      <text:p text:style-name="P2"/>
      <text:p text:style-name="P4">technology-used:</text:p>
      <text:p text:style-name="P3">java8</text:p>
      <text:p text:style-name="P3">spring-boot</text:p>
      <text:p text:style-name="P3">spring-cloud</text:p>
      <text:p text:style-name="P3">kubernetes</text:p>
      <text:p text:style-name="P3">docker</text:p>
      <text:p text:style-name="P3">azure/<text:span text:style-name="T10">aws eks</text:span></text:p>
      <text:p text:style-name="P3">kafka</text:p>
      <text:p text:style-name="P3">mongo-db</text:p>
      <text:p text:style-name="P3">oracle</text:p>
      <text:p text:style-name="P3">redis</text:p>
      <text:p text:style-name="P3"/>
      <text:p text:style-name="P3"/>
      <text:p text:style-name="P3"><text:soft-page-break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5:50:27.589074167</meta:creation-date>
    <dc:date>2021-09-13T17:27:22.386545419</dc:date>
    <meta:editing-duration>PT25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56" meta:word-count="580" meta:character-count="3805" meta:non-whitespace-character-count="3228"/>
  </office:meta>
</office:document-meta>
</file>